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Dialog_Factur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1.xml" manifest:media-type="text/xml"/>
  <manifest:file-entry manifest:full-path="Dialogs/Standard/Dialog2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306c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$D$1:.$D$288];[.I9];[Factures.$E$1:.$E$291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[Factures.$D$1:.$D$288];[.I10];[Factures.$E$1:.$E$291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u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[Factures.$D$1:.$D$288];[.I11];[Factures.$E$1:.$E$291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[Factures.$D$1:.$D$288];[.I12];[Factures.$E$1:.$E$291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[Factures.$D$1:.$D$288];[.I13];[Factures.$E$1:.$E$291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[Factures.$D$1:.$D$288];[.I14];[Factures.$E$1:.$E$291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7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[Factures.$D$1:.$D$288];[.I15];[Factures.$E$1:.$E$291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[Factures.$D$1:.$D$288];[.I16];[Factures.$E$1:.$E$291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[Factures.$D$1:.$D$288];[.I17];[Factures.$E$1:.$E$291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7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7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[Factures.$D$1:.$D$288];[.I18];[Factures.$E$1:.$E$291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23"/>
          <table:table-cell table:style-name="ce123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Moviment</text:p>
          </table:table-cell>
          <table:table-cell table:style-name="ce182" office:value-type="string" calcext:value-type="string">
            <text:p>PARTIDA</text:p>
          </table:table-cell>
          <table:table-cell table:style-name="ce182" office:value-type="string" calcext:value-type="string">
            <text:p>Despesa</text:p>
          </table:table-cell>
        </table:table-row>
        <table:table-row table:style-name="ro4">
          <table:table-cell/>
          <table:table-cell table:style-name="ce184"/>
          <table:table-cell table:style-name="ce189"/>
          <table:table-cell table:style-name="ce201" table:content-validation-name="val2"/>
          <table:table-cell table:style-name="ce195"/>
        </table:table-row>
        <table:table-row table:style-name="ro4">
          <table:table-cell/>
          <table:table-cell table:style-name="ce184" office:value-type="string" calcext:value-type="string">
            <text:p>gfds</text:p>
          </table:table-cell>
          <table:table-cell table:style-name="ce189" office:value-type="string" calcext:value-type="string">
            <text:p>fds</text:p>
          </table:table-cell>
          <table:table-cell table:style-name="ce201" table:content-validation-name="val2" office:value-type="string" calcext:value-type="string">
            <text:p>gfd</text:p>
          </table:table-cell>
          <table:table-cell table:style-name="ce195" office:value-type="float" office:value="23" calcext:value-type="float">
            <text:p>23,00</text:p>
          </table:table-cell>
        </table:table-row>
        <table:table-row table:style-name="ro4">
          <table:table-cell/>
          <table:table-cell table:style-name="ce184" office:value-type="string" calcext:value-type="string">
            <text:p>fdsa</text:p>
          </table:table-cell>
          <table:table-cell table:style-name="ce189" office:value-type="string" calcext:value-type="string">
            <text:p>fsda</text:p>
          </table:table-cell>
          <table:table-cell table:style-name="ce201" table:content-validation-name="val2" office:value-type="string" calcext:value-type="string">
            <text:p>dsa</text:p>
          </table:table-cell>
          <table:table-cell table:style-name="ce195" office:value-type="float" office:value="32" calcext:value-type="float">
            <text:p>32,00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44">
          <table:table-cell table:number-columns-repeated="5"/>
        </table:table-row>
        <table:table-row table:style-name="ro6" table:number-rows-repeated="11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#¡REF!.$D$1:$D$285;[.L31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#¡REF!.$D$1:$D$285;[.L32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#¡REF!.$D$1:$D$285;[.L33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#¡REF!.$D$1:$D$285;[.L34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#¡REF!.$D$1:$D$285;[.L35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#¡REF!.$D$1:$D$285;[.L36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#¡REF!.$D$1:$D$285;[.L37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#¡REF!.$D$1:$D$285;[.L38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#¡REF!.$D$1:$D$285;[.L39];#¡REF!.$E$1:$E$288)" office:value-type="string" office:string-value="" calcext:value-type="error">
            <text:p>#¿NOMBRE?</text:p>
          </table:table-cell>
        </table:table-row>
        <table:table-row table:style-name="ro7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#¡REF!.$D$1:$D$285;[.L40];#¡REF!.$E$1:$E$288)" office:value-type="string" office:string-value="" calcext:value-type="error">
            <text:p>#¿NOMBRE?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6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#¿NOMBRE?</text:p>
          </table:table-cell>
        </table:table-row>
        <table:table-row table:style-name="ro6">
          <table:table-cell table:number-columns-repeated="11"/>
          <table:covered-table-cell table:number-columns-repeated="2" table:style-name="ce67"/>
        </table:table-row>
      </table:table>
      <table:table table:name="Hoja4" table:style-name="ta2">
        <office:forms form:automatic-focus="false" form:apply-design-mode="false"/>
        <table:table-column table:style-name="co17" table:default-cell-style-name="Default"/>
        <table:table-row table:style-name="ro6">
          <table:table-cell office:value-type="string" calcext:value-type="string">
            <text:p>Alfredo</text:p>
          </table:table-cell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4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09:22:36.729054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editing-duration>PT4H7S</meta:editing-duration>
    <meta:editing-cycles>12</meta:editing-cycles>
    <meta:creation-date>2024-05-06T09:22:37.025983957</meta:creation-date>
    <dc:date>2024-05-06T13:22:46.428161989</dc:date>
    <meta:document-statistic meta:table-count="4" meta:cell-count="577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12"/>
    <dlg:style dlg:style-id="2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1" dlg:id="Label2" dlg:tab-index="5" dlg:left="8" dlg:top="50" dlg:width="30" dlg:height="13" dlg:value="Motiu" dlg:valign="center"/>
    <dlg:text dlg:style-id="1" dlg:id="Label3" dlg:tab-index="6" dlg:left="8" dlg:top="70" dlg:width="30" dlg:height="13" dlg:value="Partida" dlg:valign="center"/>
    <dlg:text dlg:style-id="1" dlg:id="Label4" dlg:tab-index="7" dlg:left="8" dlg:top="90" dlg:width="30" dlg:height="13" dlg:value="Despesa" dlg:valign="center"/>
    <dlg:text dlg:style-id="2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2.xml><?xml version="1.0" encoding="utf-8"?>
<!DOCTYPE window  PUBLIC '-//OpenOffice.org//DTD OfficeDocument 1.0//EN'  'dialog.dtd'>
<dlg:window xmlns:dlg="http://openoffice.org/2000/dialog" xmlns:script="http://openoffice.org/2000/script" dlg:id="Dialog2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Dialog2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